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rtsmou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20">
            <text:p>1,120</text:p>
          </table:table-cell>
          <table:table-cell table:style-name="ce22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06">
            <text:p>306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39">
            <text:p>1039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0">
            <text:p>9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139">
            <text:p>3,139</text:p>
          </table:table-cell>
          <table:table-cell table:style-name="ce22" office:value-type="float" office:value="194">
            <text:p>19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44">
            <text:p>64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919">
            <text:p>2919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583">
            <text:p>4583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722">
            <text:p>7722</text:p>
          </table:table-cell>
          <table:table-cell table:style-name="ce22" office:value-type="float" office:value="269">
            <text:p>26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